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>
        <style:tab-stops>
          <style:tab-stop style:position="0.42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. März</text:p>
          </table:table-cell>
          <table:table-cell table:style-name="Table2.B3" office:value-type="string">
            <text:p text:style-name="P6">13</text:p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8">Ressourcenbeschaffung Qt</text:p>
              </text:list-item>
              <text:list-item>
                <text:p text:style-name="P8">Einarbeitung Qt</text:p>
              </text:list-item>
            </text:list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4. März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7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8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8</text:p>
          </table:table-cell>
          <table:table-cell table:style-name="Tabelle1.C3" office:value-type="string">
            <text:p text:style-name="P6">Feinkonzept</text:p>
          </table:table-cell>
        </table:table-row>
      </table:table>
      <text:p text:style-name="Standard"><text:tab/><text:tab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  <table:table-row>
          <table:table-cell table:style-name="Tabelle2.A3" office:value-type="string">
            <text:p text:style-name="P5">8. März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rstellen des Settings-Dialoge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David Christa</dc:creator>
    <dc:date>2006-03-19T12:12:25</dc:date>
    <dc:language>de-AT</dc:language>
    <meta:editing-cycles>56</meta:editing-cycles>
    <meta:editing-duration>PT8H30M39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217" meta:word-count="471" meta:character-count="3105"/>
  </office:meta>
</office:document-meta>
</file>